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Comic Sans MS"/>
    </style:style>
    <style:style style:name="T3" style:family="text">
      <style:text-properties style:font-name="Comic Sans MS" fo:font-size="20pt" fo:font-weight="bold"/>
    </style:style>
    <style:style style:name="T4" style:family="text">
      <style:text-properties style:font-name="Comic Sans MS" fo:font-size="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ganized Living</text:p>
      <text:p text:style-name="Standard">Crystal Miller</text:p>
      <text:p text:style-name="Standard"/>
      <text:p text:style-name="Standard">An organized home and life is such a blessing. Organization is an ongoing process and I believe is usually a continuing ‘work in progress’ in our lives. I don’t think anyone could say, “Well now my life is all organized and I am done!”. Because our homes are in constant use and life is always changing from month to month and season to season, the way we organize our lives has to accommodate this. We may find that what worked great at one time now is not working anymore. Maybe you have more children or maybe you changed something in your home or what you thought would work great in theory does not work great in practice. But whatever the reason that is part of the process  </text:p>
      <text:p text:style-name="Standard"/>
      <text:p text:style-name="Standard">I get inspired by reading about organizing and this in turn helps me to look around at my house and better evaluate where I can make improvements. Of course there may be areas that work just fine and don’t need any improvement. I find the way I handle laundry and toys, at this point to be very organized and not in need of change. But on the other hand I have been struggling with my laundry room for some time. When you can walk into a room and find it simple to function in and things flow smoothly then you know you have had success in that room. Unfortunately that has not been the case with my laundry room. It also serves as my pantry and has shelves for cleaning supplies and it is also where I store my vacuum, mops and brooms. In one corner have large 5-gallon buckets stacked on the floor for my beans and grains. I am thinking that I basically have too many things going on in there!! I am still reading and trying to come up with a better plan for that room.</text:p>
      <text:p text:style-name="Standard"><text:s/></text:p>
      <text:p text:style-name="Standard"><text:s/>There is one big obstacle that can get in the way of organizing a room. It is clutter. If you look at a room and feel a sense of being overwhelmed by the task of organizing it then you may want to start by de-cluttering the room first. Throw out unused items and garbage, file away papers, and put other items in their proper place. If they don’t have a proper place yet then simply put them in a laundry basket and come back to them as part of the organizing job. It also helps to clean the room as you de-clutter. Dust table tops, vacuum or mop floors, wipe down walls, etc. This way when you are done organizing, the room will be in beautiful shape! </text:p>
      <text:p text:style-name="Standard"/>
      <text:p text:style-name="Standard">As I am organizing the room I will often calculate how many storage containers or organizing type items I need to buy.  I try and only go out and buy what I need after I have actually done the work of separating and getting rid of unwanted items and generally have a good idea how much needs to be stored or organized better. This helps my budget so I don’t buy more and spend more than needed. </text:p>
      <text:p text:style-name="Standard"/>
      <text:p text:style-name="Standard">There is more to organized living than just organizing our home. It is important to organize our daily lives too. Routines are an example of this. We have all seen the not so nice depiction of a housewife still in her bathrobe and slippers in the <text:soft-page-break/>afternoon, the hair a mess or in curlers, etc… Of course this would be the extreme look at a woman without a routine, but without time clocks to punch and deadlines to make a homemaker has to live with a productive routine to make the most out of each day. Routines are the key to getting things done. Using time wisely or unwisely will show in our homes. </text:p>
      <text:p text:style-name="Standard"/>
      <text:p text:style-name="Standard">Have a basic regular routine for your mornings, afternoon and evenings. As you are working to create these routines look at each area in sections and see how to make it more streamlined. For instance, if you find that your mornings are crazy then ask yourself what could be done to make it more peaceful.  Perhaps waking up earlier, giving your children their own list of morning to-do’s and delegate tasks as often as you can. This is what I have done for my family. Two of my oldest daughter love doing the morning animal chores and one is not as fond of it. So the daughter who would rather not head to the barn at 7:00 in the morning has been given the task of breakfast making. This works well and helps make our morning flow smoothly. </text:p>
      <text:p text:style-name="Standard"/>
      <text:p text:style-name="Standard">Simplifying things in your life will also help you to be more organized. If you have lots of little ones in the home then plan simple meals, keep basic routines manageable and don’t do lots of outside extras. The time in your life will come for all that and in the meantime it is a great opportunity to nurture and raise your babies, learn to keep the home and get better and better at the task of organizing your life. If you have older kids, I still find it helps not to be too involved in too many outside things. You will find yourself always in the car and that makes organization a real challenge. </text:p>
      <text:p text:style-name="Standard"/>
      <text:p text:style-name="Standard"><text:s/>As a homemaker myself who tries to live out my life in Titus 2 fashion it is good to remember that caring for our home is the Lords priority for us and learning to do this in an organized way will be blessing to you, your family and all who come to your ho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OpenSymbol" svg:font-family="OpenSymbo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20:07:15.03</dc:date>
    <dc:creator>Crystal Miller</dc:creator>
    <meta:editing-duration>PT1H42M2S</meta:editing-duration>
    <meta:editing-cycles>2</meta:editing-cycles>
    <meta:generator>OpenOffice/4.1.1$Win32 OpenOffice.org_project/411m6$Build-9775</meta:generator>
    <meta:document-statistic meta:table-count="0" meta:image-count="0" meta:object-count="0" meta:page-count="2" meta:paragraph-count="11" meta:word-count="945" meta:character-count="4940"/>
  </office:meta>
</office:document-meta>
</file>